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ans Serif" fo:font-size="12pt"/>
    </style:style>
    <style:style style:name="P2" style:family="paragraph" style:parent-style-name="Standard">
      <style:text-properties fo:color="#000000" style:font-name="Sans Serif" fo:font-size="12pt"/>
    </style:style>
    <style:style style:name="P3" style:family="paragraph" style:parent-style-name="Standard">
      <style:text-properties fo:color="#000000" style:font-name="Sans Serif" fo:font-size="12pt"/>
    </style:style>
    <style:style style:name="P4" style:family="paragraph" style:parent-style-name="Standard">
      <style:text-properties fo:color="#000000" style:font-name="Sans Serif" fo:font-size="12pt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tracked-changes>
        <text:changed-region text:id="ct145767656">
          <text:insertion>
            <office:change-info>
              <dc:creator>Unknown Author</dc:creator>
              <dc:date>2010-05-10T10:10:00</dc:date>
            </office:change-info>
          </text:insertion>
        </text:changed-region>
        <text:changed-region text:id="ct145806944">
          <text:deletion>
            <office:change-info>
              <dc:creator>Unknown Author</dc:creator>
              <dc:date>2010-05-10T10:10:00</dc:date>
            </office:change-info>
            <text:p text:style-name="P1">Para comenzar la ejecucion del programa, lo primero que debe hacerse es leer el archivo de README, que se adjunta con el mismo, para realizar la instalacion.</text:p>
          </text:deletion>
        </text:changed-region>
        <text:changed-region text:id="ct145471400">
          <text:insertion>
            <office:change-info>
              <dc:creator>Unknown Author</dc:creator>
              <dc:date>2010-05-10T10:13:00</dc:date>
            </office:change-info>
          </text:insertion>
        </text:changed-region>
        <text:changed-region text:id="ct135335560">
          <text:insertion>
            <office:change-info>
              <dc:creator>Unknown Author</dc:creator>
              <dc:date>2010-05-10T10:14:00</dc:date>
            </office:change-info>
          </text:insertion>
        </text:changed-region>
        <text:changed-region text:id="ct146705896">
          <text:format-change>
            <office:change-info>
              <dc:creator>Unknown Author</dc:creator>
              <dc:date>2010-05-10T10:14:00</dc:date>
            </office:change-info>
          </text:format-change>
        </text:changed-region>
        <text:changed-region text:id="ct-1373660256">
          <text:deletion>
            <office:change-info>
              <dc:creator>Unknown Author</dc:creator>
              <dc:date>2010-05-10T10:56:00</dc:date>
            </office:change-info>
            <text:p text:style-name="P1"/>
            <text:p text:style-name="P1"/>
          </text:deletion>
        </text:changed-region>
        <text:changed-region text:id="ct145467896">
          <text:insertion>
            <office:change-info>
              <dc:creator>Unknown Author</dc:creator>
              <dc:date>2010-05-10T10:14:00</dc:date>
            </office:change-info>
          </text:insertion>
        </text:changed-region>
        <text:changed-region text:id="ct145753472">
          <text:deletion>
            <office:change-info>
              <dc:creator>Unknown Author</dc:creator>
              <dc:date>2010-05-10T10:14:00</dc:date>
            </office:change-info>
            <text:p text:style-name="P1">A continuacion, debe posicionarse en el directorio grupo08 en donde se descomprimio el programa.</text:p>
          </text:deletion>
        </text:changed-region>
        <text:changed-region text:id="ct146021728">
          <text:insertion>
            <office:change-info>
              <dc:creator>Unknown Author</dc:creator>
              <dc:date>2010-05-10T10:14:00</dc:date>
            </office:change-info>
          </text:insertion>
        </text:changed-region>
        <text:changed-region text:id="ct145811560">
          <text:insertion>
            <office:change-info>
              <dc:creator>Unknown Author</dc:creator>
              <dc:date>2010-05-10T10:15:00</dc:date>
            </office:change-info>
          </text:insertion>
        </text:changed-region>
        <text:changed-region text:id="ct147788640">
          <text:format-change>
            <office:change-info>
              <dc:creator>Unknown Author</dc:creator>
              <dc:date>2010-05-10T10:15:00</dc:date>
            </office:change-info>
          </text:format-change>
        </text:changed-region>
        <text:changed-region text:id="ct147514384">
          <text:insertion>
            <office:change-info>
              <dc:creator>Unknown Author</dc:creator>
              <dc:date>2010-05-10T10:15:00</dc:date>
            </office:change-info>
          </text:insertion>
        </text:changed-region>
        <text:changed-region text:id="ct147968360">
          <text:insertion>
            <office:change-info>
              <dc:creator>Unknown Author</dc:creator>
              <dc:date>2010-05-10T10:16:00</dc:date>
            </office:change-info>
          </text:insertion>
        </text:changed-region>
        <text:changed-region text:id="ct145958408">
          <text:insertion>
            <office:change-info>
              <dc:creator>Unknown Author</dc:creator>
              <dc:date>2010-05-10T10:17:00</dc:date>
            </office:change-info>
          </text:insertion>
        </text:changed-region>
        <text:changed-region text:id="ct140121928">
          <text:insertion>
            <office:change-info>
              <dc:creator>Unknown Author</dc:creator>
              <dc:date>2010-05-10T10:19:00</dc:date>
            </office:change-info>
          </text:insertion>
        </text:changed-region>
        <text:changed-region text:id="ct149516016">
          <text:format-change>
            <office:change-info>
              <dc:creator>Unknown Author</dc:creator>
              <dc:date>2010-05-10T10:19:00</dc:date>
            </office:change-info>
          </text:format-change>
        </text:changed-region>
        <text:changed-region text:id="ct149263896">
          <text:insertion>
            <office:change-info>
              <dc:creator>Unknown Author</dc:creator>
              <dc:date>2010-05-10T10:19:00</dc:date>
            </office:change-info>
          </text:insertion>
        </text:changed-region>
        <text:changed-region text:id="ct149496416">
          <text:format-change>
            <office:change-info>
              <dc:creator>Unknown Author</dc:creator>
              <dc:date>2010-05-10T10:19:00</dc:date>
            </office:change-info>
          </text:format-change>
        </text:changed-region>
        <text:changed-region text:id="ct147898608">
          <text:insertion>
            <office:change-info>
              <dc:creator>Unknown Author</dc:creator>
              <dc:date>2010-05-10T10:19:00</dc:date>
            </office:change-info>
          </text:insertion>
        </text:changed-region>
        <text:changed-region text:id="ct-1374353200">
          <text:insertion>
            <office:change-info>
              <dc:creator>Unknown Author</dc:creator>
              <dc:date>2010-05-10T10:26:00</dc:date>
            </office:change-info>
          </text:insertion>
        </text:changed-region>
        <text:changed-region text:id="ct-1374283112">
          <text:format-change>
            <office:change-info>
              <dc:creator>Unknown Author</dc:creator>
              <dc:date>2010-05-10T10:34:00</dc:date>
            </office:change-info>
          </text:format-change>
        </text:changed-region>
        <text:changed-region text:id="ct-1374470368">
          <text:insertion>
            <office:change-info>
              <dc:creator>Unknown Author</dc:creator>
              <dc:date>2010-05-10T10:28:00</dc:date>
            </office:change-info>
          </text:insertion>
        </text:changed-region>
        <text:changed-region text:id="ct142937456">
          <text:format-change>
            <office:change-info>
              <dc:creator>Unknown Author</dc:creator>
              <dc:date>2010-05-10T10:34:00</dc:date>
            </office:change-info>
          </text:format-change>
        </text:changed-region>
        <text:changed-region text:id="ct-1374284472">
          <text:format-change>
            <office:change-info>
              <dc:creator>Unknown Author</dc:creator>
              <dc:date>2010-05-10T10:34:00</dc:date>
            </office:change-info>
          </text:format-change>
        </text:changed-region>
        <text:changed-region text:id="ct-1374297928">
          <text:insertion>
            <office:change-info>
              <dc:creator>Unknown Author</dc:creator>
              <dc:date>2010-05-10T10:36:00</dc:date>
            </office:change-info>
          </text:insertion>
        </text:changed-region>
        <text:changed-region text:id="ct-1373904536">
          <text:insertion>
            <office:change-info>
              <dc:creator>Unknown Author</dc:creator>
              <dc:date>2010-05-10T10:37:00</dc:date>
            </office:change-info>
          </text:insertion>
        </text:changed-region>
        <text:changed-region text:id="ct-1374058816">
          <text:insertion>
            <office:change-info>
              <dc:creator>Unknown Author</dc:creator>
              <dc:date>2010-05-10T10:38:00</dc:date>
            </office:change-info>
          </text:insertion>
        </text:changed-region>
        <text:changed-region text:id="ct-1374288536">
          <text:insertion>
            <office:change-info>
              <dc:creator>Unknown Author</dc:creator>
              <dc:date>2010-05-10T10:39:00</dc:date>
            </office:change-info>
          </text:insertion>
        </text:changed-region>
        <text:changed-region text:id="ct-1374356976">
          <text:insertion>
            <office:change-info>
              <dc:creator>Unknown Author</dc:creator>
              <dc:date>2010-05-10T10:40:00</dc:date>
            </office:change-info>
          </text:insertion>
        </text:changed-region>
        <text:changed-region text:id="ct155914888">
          <text:insertion>
            <office:change-info>
              <dc:creator>Unknown Author</dc:creator>
              <dc:date>2010-05-10T10:52:00</dc:date>
            </office:change-info>
          </text:insertion>
        </text:changed-region>
        <text:changed-region text:id="ct-1374050064">
          <text:insertion>
            <office:change-info>
              <dc:creator>Unknown Author</dc:creator>
              <dc:date>2010-05-10T10:53:00</dc:date>
            </office:change-info>
          </text:insertion>
        </text:changed-region>
        <text:changed-region text:id="ct-1374017544">
          <text:format-change>
            <office:change-info>
              <dc:creator>Unknown Author</dc:creator>
              <dc:date>2010-05-10T10:53:00</dc:date>
            </office:change-info>
          </text:format-change>
        </text:changed-region>
        <text:changed-region text:id="ct-1373655912">
          <text:insertion>
            <office:change-info>
              <dc:creator>Unknown Author</dc:creator>
              <dc:date>2010-05-10T10:54:00</dc:date>
            </office:change-info>
          </text:insertion>
        </text:changed-region>
        <text:changed-region text:id="ct-1373937184">
          <text:insertion>
            <office:change-info>
              <dc:creator>Unknown Author</dc:creator>
              <dc:date>2010-05-10T10:55:00</dc:date>
            </office:change-info>
          </text:insertion>
        </text:changed-region>
        <text:changed-region text:id="ct-1374236456">
          <text:deletion>
            <office:change-info>
              <dc:creator>Unknown Author</dc:creator>
              <dc:date>2010-05-10T10:56:00</dc:date>
            </office:change-info>
            <text:p text:style-name="P1"/>
            <text:p text:style-name="P1"/>
          </text:deletion>
        </text:changed-region>
        <text:changed-region text:id="ct-1374299640">
          <text:insertion>
            <office:change-info>
              <dc:creator>Unknown Author</dc:creator>
              <dc:date>2010-05-10T10:31:00</dc:date>
            </office:change-info>
          </text:insertion>
        </text:changed-region>
        <text:changed-region text:id="ct-1374334488">
          <text:format-change>
            <office:change-info>
              <dc:creator>Unknown Author</dc:creator>
              <dc:date>2010-05-10T10:34:00</dc:date>
            </office:change-info>
          </text:format-change>
        </text:changed-region>
        <text:changed-region text:id="ct-1374333768">
          <text:insertion>
            <office:change-info>
              <dc:creator>Unknown Author</dc:creator>
              <dc:date>2010-05-10T10:34:00</dc:date>
            </office:change-info>
          </text:insertion>
        </text:changed-region>
        <text:changed-region text:id="ct145469352">
          <text:insertion>
            <office:change-info>
              <dc:creator>Unknown Author</dc:creator>
              <dc:date>2010-05-10T10:40:00</dc:date>
            </office:change-info>
          </text:insertion>
        </text:changed-region>
        <text:changed-region text:id="ct-1373790304">
          <text:deletion>
            <office:change-info>
              <dc:creator>Unknown Author</dc:creator>
              <dc:date>2010-05-10T10:40:00</dc:date>
            </office:change-info>
            <text:p text:style-name="P1">Para ejecutar las pruebas:</text:p>
            <text:p text:style-name="P1">----------------------------------------------------------------------------------------------</text:p>
            <text:p text:style-name="P1"/>
          </text:deletion>
        </text:changed-region>
        <text:changed-region text:id="ct-1374490280">
          <text:insertion>
            <office:change-info>
              <dc:creator>Unknown Author</dc:creator>
              <dc:date>2010-05-10T10:42:00</dc:date>
            </office:change-info>
          </text:insertion>
        </text:changed-region>
        <text:changed-region text:id="ct-1374081376">
          <text:deletion>
            <office:change-info>
              <dc:creator>Unknown Author</dc:creator>
              <dc:date>2010-05-10T10:42:00</dc:date>
            </office:change-info>
            <text:p text:style-name="P1">que </text:p>
          </text:deletion>
        </text:changed-region>
        <text:changed-region text:id="ct-1373906080">
          <text:deletion>
            <office:change-info>
              <dc:creator>Unknown Author</dc:creator>
              <dc:date>2010-05-10T10:42:00</dc:date>
            </office:change-info>
            <text:p text:style-name="P1">quiere </text:p>
          </text:deletion>
        </text:changed-region>
        <text:changed-region text:id="ct-1374074712">
          <text:insertion>
            <office:change-info>
              <dc:creator>Unknown Author</dc:creator>
              <dc:date>2010-05-10T10:42:00</dc:date>
            </office:change-info>
          </text:insertion>
        </text:changed-region>
        <text:changed-region text:id="ct-1374246192">
          <text:insertion>
            <office:change-info>
              <dc:creator>Unknown Author</dc:creator>
              <dc:date>2010-05-10T10:42:00</dc:date>
            </office:change-info>
          </text:insertion>
        </text:changed-region>
        <text:changed-region text:id="ct-1373982536">
          <text:deletion>
            <office:change-info>
              <dc:creator>Unknown Author</dc:creator>
              <dc:date>2010-05-10T10:42:00</dc:date>
            </office:change-info>
            <text:p text:style-name="P1"><text:s/>y el </text:p>
          </text:deletion>
        </text:changed-region>
        <text:changed-region text:id="ct-1374242888">
          <text:insertion>
            <office:change-info>
              <dc:creator>Unknown Author</dc:creator>
              <dc:date>2010-05-10T10:42:00</dc:date>
            </office:change-info>
          </text:insertion>
        </text:changed-region>
        <text:changed-region text:id="ct-1374316608">
          <text:format-change>
            <office:change-info>
              <dc:creator>Unknown Author</dc:creator>
              <dc:date>2010-05-10T10:42:00</dc:date>
            </office:change-info>
          </text:format-change>
        </text:changed-region>
        <text:changed-region text:id="ct-1374088872">
          <text:deletion>
            <office:change-info>
              <dc:creator>Unknown Author</dc:creator>
              <dc:date>2010-05-10T10:48:00</dc:date>
            </office:change-info>
            <text:p text:style-name="P1">pruebas</text:p>
          </text:deletion>
        </text:changed-region>
        <text:changed-region text:id="ct-1374238160">
          <text:insertion>
            <office:change-info>
              <dc:creator>Unknown Author</dc:creator>
              <dc:date>2010-05-10T10:48:00</dc:date>
            </office:change-info>
          </text:insertion>
        </text:changed-region>
        <text:changed-region text:id="ct-1374065392">
          <text:deletion>
            <office:change-info>
              <dc:creator>Unknown Author</dc:creator>
              <dc:date>2010-05-10T10:43:00</dc:date>
            </office:change-info>
            <text:p text:style-name="P1"><text:s/>permiten </text:p>
          </text:deletion>
        </text:changed-region>
        <text:changed-region text:id="ct-1374068152">
          <text:insertion>
            <office:change-info>
              <dc:creator>Unknown Author</dc:creator>
              <dc:date>2010-05-10T10:48:00</dc:date>
            </office:change-info>
          </text:insertion>
        </text:changed-region>
        <text:changed-region text:id="ct-1374081152">
          <text:deletion>
            <office:change-info>
              <dc:creator>Unknown Author</dc:creator>
              <dc:date>2010-05-10T10:48:00</dc:date>
            </office:change-info>
            <text:p text:style-name="P1">que el</text:p>
          </text:deletion>
        </text:changed-region>
        <text:changed-region text:id="ct-1374070120">
          <text:insertion>
            <office:change-info>
              <dc:creator>Unknown Author</dc:creator>
              <dc:date>2010-05-10T10:48:00</dc:date>
            </office:change-info>
          </text:insertion>
        </text:changed-region>
        <text:changed-region text:id="ct-1374470680">
          <text:deletion>
            <office:change-info>
              <dc:creator>Unknown Author</dc:creator>
              <dc:date>2010-05-10T10:48:00</dc:date>
            </office:change-info>
            <text:p text:style-name="P1"><text:s/>programa pueda ejecutarse completamente</text:p>
          </text:deletion>
        </text:changed-region>
        <text:changed-region text:id="ct-1373795992">
          <text:insertion>
            <office:change-info>
              <dc:creator>Unknown Author</dc:creator>
              <dc:date>2010-05-10T10:48:00</dc:date>
            </office:change-info>
          </text:insertion>
        </text:changed-region>
        <text:changed-region text:id="ct-1374303592">
          <text:deletion>
            <office:change-info>
              <dc:creator>Unknown Author</dc:creator>
              <dc:date>2010-05-10T10:48:00</dc:date>
            </office:change-info>
            <text:p text:style-name="P1">----------------------------------------------------------------------------------------------</text:p>
          </text:deletion>
        </text:changed-region>
        <text:changed-region text:id="ct-1374472016">
          <text:deletion>
            <office:change-info>
              <dc:creator>Unknown Author</dc:creator>
              <dc:date>2010-05-10T10:35:00</dc:date>
            </office:change-info>
            <text:p text:style-name="P1"/>
            <text:p text:style-name="P1"/>
            <text:p text:style-name="P1"/>
            <text:p text:style-name="P1"/>
          </text:deletion>
        </text:changed-region>
        <text:changed-region text:id="ct-1374344632">
          <text:deletion>
            <office:change-info>
              <dc:creator>Unknown Author</dc:creator>
              <dc:date>2010-05-10T10:29:00</dc:date>
            </office:change-info>
            <text:p text:style-name="P1">Luego, debe posicionarse dentro del directorio comandos y ejecutar el comando invini de la siguiente forma: . ./invini</text:p>
            <text:p text:style-name="P1"/>
            <text:p text:style-name="P1">Una vez realizado esto, el ambiente se inicializa de forma adecuada y puede procederse a la ejecucion del programa, con la aclaracion, de que el comando invini ejecuta el invonio, y este ultimo el invreci, por lo tanto, en caso de que existieran archivos dentro del directorio arribos, los mismos seran procesados y se ejecutaran dichos comandos sobre los mismos.</text:p>
            <text:p text:style-name="P1"/>
            <text:p text:style-name="P1">Luego de esto, desde la misma terminal puede ejecutarse la funcion, ./stopinvonio en caso de que se desee detener la ejecucion del demonio invonio.</text:p>
            <text:p text:style-name="P1"/>
            <text:p text:style-name="P1"/>
          </text:deletion>
        </text:changed-region>
        <text:changed-region text:id="ct-1374138536">
          <text:deletion>
            <office:change-info>
              <dc:creator>Unknown Author</dc:creator>
              <dc:date>2010-05-10T10:35:00</dc:date>
            </office:change-info>
            <text:p text:style-name="P1">Sino, puede ejecutarse el comando remioc de la siguiente forma:</text:p>
            <text:p text:style-name="P1">./remioc [parametros]</text:p>
            <text:p text:style-name="P1"/>
            <text:p text:style-name="P1"/>
            <text:p text:style-name="P1">A continuacion, puede ejecutarse el comando occtrl de la siguiente forma:</text:p>
            <text:p text:style-name="P1">./occtrl [parametro] [opcion] [parametro] [opcion]</text:p>
            <text:p text:style-name="P1"/>
          </text:deletion>
        </text:changed-region>
        <text:changed-region text:id="ct-1373803232">
          <text:deletion>
            <office:change-info>
              <dc:creator>Unknown Author</dc:creator>
              <dc:date>2010-05-10T10:48:00</dc:date>
            </office:change-info>
            <text:p text:style-name="P1"/>
            <text:p text:style-name="P1"/>
          </text:deletion>
        </text:changed-region>
        <text:changed-region text:id="ct-1374073696">
          <text:insertion>
            <office:change-info>
              <dc:creator>Unknown Author</dc:creator>
              <dc:date>2010-05-10T10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ja de ruta:</text:p>
      <text:p text:style-name="P1"><text:change-start text:change-id="ct145767656"/></text:p>
      <text:p text:style-name="P1">Se recomienda la lectura del archivo README para realizar una corecta instalación del programa.</text:p>
      <text:p text:style-name="P1"><text:change-end text:change-id="ct145767656"/></text:p>
      <text:p text:style-name="P1"><text:change text:change-id="ct145806944"/><text:change-start text:change-id="ct145471400"/>Para el resto de la explicación, supondremos que el directorio de instal<text:change-end text:change-id="ct145471400"/><text:change-start text:change-id="ct135335560"/>ación es <text:change-start text:change-id="ct146705896"/><text:span text:style-name="T1">/home/usuario/grupo</text:span><text:change-end text:change-id="ct146705896"/>.<text:change-end text:change-id="ct135335560"/></text:p>
      <text:p text:style-name="P1"><text:change text:change-id="ct-1373660256"/><text:change-start text:change-id="ct145467896"/></text:p>
      <text:p text:style-name="P1"><text:change-end text:change-id="ct145467896"/><text:change text:change-id="ct145753472"/><text:change-start text:change-id="ct146021728"/>Para incializar el sistema, debe posicionarse <text:change-end text:change-id="ct146021728"/><text:change-start text:change-id="ct145811560"/>en el directorio de instalación:</text:p>
      <text:p text:style-name="P1"># cd <text:span text:style-name="T1">/home/usuario/grupo/comandos</text:span></text:p>
      <text:p text:style-name="P1"><text:span text:style-name="T1"/></text:p>
      <text:p text:style-name="P4"><text:change-start text:change-id="ct147788640"/>A continuación<text:change-end text:change-id="ct145811560"/><text:change-end text:change-id="ct147788640"/><text:change-start text:change-id="ct147514384"/>, se debe ejecutar el siguiente comando:</text:p>
      <text:p text:style-name="P4"># . invini</text:p>
      <text:p text:style-name="P4"/>
      <text:p text:style-name="P4">Esto inicializa algu<text:change-end text:change-id="ct147514384"/><text:change-start text:change-id="ct147968360"/>nas variables de entorno<text:change-end text:change-id="ct147968360"/><text:change-start text:change-id="ct145958408"/> necesarias para la correcta ejecución de los modulos restantes. Asimismo, <text:change-end text:change-id="ct145958408"/><text:change-start text:change-id="ct140121928"/>se lanza automáticamente un proceso <text:change-start text:change-id="ct149516016"/><text:span text:style-name="T1">invonio</text:span><text:change-end text:change-id="ct140121928"/><text:change-end text:change-id="ct149516016"/><text:change-start text:change-id="ct149263896"/><text:span text:style-name="T1"> </text:span><text:change-start text:change-id="ct149496416"/>(<text:change-end text:change-id="ct149263896"/><text:change-end text:change-id="ct149496416"/><text:change-start text:change-id="ct147898608"/>en caso de que no este corriendose aún).<text:change-end text:change-id="ct147898608"/></text:p>
      <text:p text:style-name="P1"><text:change-start text:change-id="ct-1374353200"/></text:p>
      <text:p text:style-name="P1">A partir de este momento, cada archivo que exista dentro del directorio <text:change-start text:change-id="ct-1374283112"/><text:span text:style-name="T1">arribos</text:span><text:change-end text:change-id="ct-1374283112"/>, será procesado por el sistema y tratado acorde a su nombre y contenido.</text:p>
      <text:p text:style-name="P1"><text:change-end text:change-id="ct-1374353200"/><text:change-start text:change-id="ct-1374470368"/></text:p>
      <text:p text:style-name="P1">En cualquier momento pueden utilizarse los comandos <text:change-start text:change-id="ct142937456"/><text:span text:style-name="T1">remioc</text:span><text:change-end text:change-id="ct142937456"/> (para procesar remitos contra ordenes de compra) y <text:change-start text:change-id="ct-1374284472"/><text:span text:style-name="T1">occtrl</text:span><text:change-end text:change-id="ct-1374284472"/> (para controlar los resultados del proceso).<text:change-start text:change-id="ct-1374297928"/></text:p>
      <text:p text:style-name="P1"/>
      <text:p text:style-name="P1">Por ejemplo, para procesar las ordenes de compra 000001, 000002 y 000003, se <text:change-end text:change-id="ct-1374297928"/><text:change-start text:change-id="ct-1373904536"/>debe ejecutar:</text:p>
      <text:p text:style-name="P1"/>
      <text:p text:style-name="P1"># remioc 000001 000002 000003</text:p>
      <text:p text:style-name="P1"/>
      <text:p text:style-name="P1">También se puede elegir <text:change-end text:change-id="ct-1373904536"/><text:change-start text:change-id="ct-1374058816"/>proc<text:change-end text:change-id="ct-1374058816"/><text:change-start text:change-id="ct-1374288536"/>esar por número de remito. Pro ejemplo para procesar los remitos 12345678 y 12345679:</text:p>
      <text:p text:style-name="P1"/>
      <text:p text:style-name="P1"># remioc 12345678 12345679</text:p>
      <text:p text:style-name="P1"/>
      <text:p text:style-name="P1">Por último, también se puede elegir procesar todos los remitos disponibl<text:change-end text:change-id="ct-1374288536"/><text:change-start text:change-id="ct-1374356976"/>es aún no procesados:</text:p>
      <text:p text:style-name="P1"/>
      <text:p text:style-name="P1"># remioc<text:change-end text:change-id="ct-1374356976"/><text:change-start text:change-id="ct155914888"/></text:p>
      <text:p text:style-name="P1"/>
      <text:p text:style-name="P1">Para <text:change-end text:change-id="ct155914888"/><text:change-start text:change-id="ct-1374050064"/>verificar el estado de las ordenes de compra se utiliza el comando <text:change-start text:change-id="ct-1374017544"/><text:span text:style-name="T1">occtrl</text:span><text:change-end text:change-id="ct-1374017544"/><text:span text:style-name="T2">. Por ejemplo para verificar el estado de todas las ordenes de compra se utiliza de la siguiente manera:</text:span></text:p>
      <text:p text:style-name="P1"># occtrl<text:change-end text:change-id="ct-1374050064"/><text:change-start text:change-id="ct-1373655912"/></text:p>
      <text:p text:style-name="P1"/>
      <text:p text:style-name="P1">Si se quiere verificar una orden de compra en particular, por ejemplo 000001<text:change-end text:change-id="ct-1373655912"/><text:change-start text:change-id="ct-1373937184"/></text:p>
      <text:p text:style-name="P1"># occtrl 000001</text:p>
      <text:p text:style-name="P1"/>
      <text:p text:style-name="P1"><text:soft-page-break/>También se pueden comprobar ordenes de compra por rango:</text:p>
      <text:p text:style-name="P1"># occtrl -range 000001 123456</text:p>
      <text:p text:style-name="P1"><text:change-end text:change-id="ct-1374470368"/><text:change-end text:change-id="ct-1373937184"/><text:change text:change-id="ct-1374236456"/><text:change-start text:change-id="ct-1374299640"/></text:p>
      <text:p text:style-name="P1">Si por algún motivo se desea frenar la ejecución del programa que procesa los <text:change-start text:change-id="ct-1374334488"/><text:span text:style-name="T1">arribos</text:span><text:change-end text:change-id="ct-1374334488"/><text:change-start text:change-id="ct-1374333768"/><text:span text:style-name="T2">,</text:span><text:change-end text:change-id="ct-1374333768"/><text:span text:style-name="T2"> se debe utilizar el comando </text:span><text:span text:style-name="T1">stopinvonio</text:span><text:span text:style-name="T2">. Para volver a ejecutar el proceso, se provee el comando </text:span><text:span text:style-name="T1">startinvonio</text:span><text:span text:style-name="T2">.</text:span></text:p>
      <text:p text:style-name="P1"><text:change-end text:change-id="ct-1374299640"/><text:change-start text:change-id="ct145469352"/></text:p>
      <text:p text:style-name="P1">Casos de prueba incluídos:</text:p>
      <text:p text:style-name="P1"/>
      <text:p text:style-name="P1">Se incluyen casos de prueba para verificar el correcto funcionamiento del sistema.</text:p>
      <text:p text:style-name="P1"><text:change-end text:change-id="ct145469352"/><text:change text:change-id="ct-1373790304"/>Para generar los casos de prueba, es necesario ejecutar los scripts generarCasosXXXXX donde XXXXX corresponde al nombre del comando <text:change-start text:change-id="ct-1374490280"/>para el cual <text:change-end text:change-id="ct-1374490280"/><text:change text:change-id="ct-1374081376"/>se <text:change text:change-id="ct-1373906080"/><text:change-start text:change-id="ct-1374074712"/>desea <text:change-end text:change-id="ct-1374074712"/>generar las pruebas<text:change-start text:change-id="ct-1374246192"/> (Remioc, Occtrl, Invonio, etc)<text:change-end text:change-id="ct-1374246192"/><text:change text:change-id="ct-1373982536"/><text:change-start text:change-id="ct-1374242888"/>. También se provee un script <text:change-end text:change-id="ct-1374242888"/><text:change-start text:change-id="ct-1374316608"/><text:span text:style-name="T1">generarCasosPruebasGeneral</text:span><text:change-end text:change-id="ct-1374316608"/> que genera <text:change text:change-id="ct-1374088872"/><text:change-start text:change-id="ct-1374238160"/>archivos<text:change-end text:change-id="ct-1374238160"/> que<text:change text:change-id="ct-1374065392"/><text:change-start text:change-id="ct-1374068152"/> <text:change-end text:change-id="ct-1374068152"/><text:change text:change-id="ct-1374081152"/><text:change-start text:change-id="ct-1374070120"/><text:s/>permiten realizar una prueba integral del sistema<text:change-end text:change-id="ct-1374070120"/><text:change text:change-id="ct-1374470680"/>. Dichos script<text:change-start text:change-id="ct-1373795992"/>s<text:change-end text:change-id="ct-1373795992"/> se encuentran dentro del subdirectorio Pruebas.</text:p>
      <text:p text:style-name="P1"><text:change text:change-id="ct-1374303592"/><text:change text:change-id="ct-1374472016"/><text:change text:change-id="ct-1374344632"/><text:change text:change-id="ct-1374138536"/><text:change text:change-id="ct-1373803232"/></text:p>
      <text:p text:style-name="P1"><text:change-start text:change-id="ct-1374073696"/>Por ejemplo:</text:p>
      <text:p text:style-name="P1"/>
      <text:p text:style-name="P1"># cd <text:span text:style-name="T1">/home/usuario/grupo/pruebas</text:span></text:p>
      <text:p text:style-name="P1"><text:span text:style-name="T1"># ./generarCasosPruebasGeneral</text:span></text:p>
      <text:p text:style-name="P1"><text:span text:style-name="T1"/></text:p>
      <text:p text:style-name="P1"><text:span text:style-name="T1"/></text:p>
      <text:p text:style-name="P1"><text:change-end text:change-id="ct-13740736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list-style-name="Numbering_20_Style_20_for_20_Head_20_1">
      <style:text-properties fo:font-size="20pt" fo:font-weight="bold"/>
    </style:style>
    <style:style style:name="Head_20_2" style:display-name="Head 2" style:family="paragraph" style:next-style-name="Standard" style:list-style-name="Numbering_20_Style_20_for_20_Head_20_2">
      <style:text-properties fo:font-size="16pt" fo:font-weight="bold"/>
    </style:style>
    <style:style style:name="Head_20_3" style:display-name="Head 3" style:family="paragraph" style:next-style-name="Standard" style:list-style-name="Numbering_20_Style_20_for_20_Head_20_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835in" fo:margin-bottom="0.5835in" fo:margin-left="0.7917in" fo:margin-right="0.7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8</meta:editing-cycles>
    <dc:date>2010-05-10T10:56:23</dc:date>
    <meta:creation-date>2008-08-22T11:41:04</meta:creation-date>
    <meta:editing-duration>PT00H50M53S</meta:editing-duration>
    <meta:document-statistic meta:table-count="0" meta:image-count="0" meta:object-count="0" meta:page-count="2" meta:paragraph-count="48" meta:word-count="557" meta:character-count="3787"/>
  </office:meta>
</office:document-meta>
</file>